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Preformatted_20_Text">
      <style:text-properties officeooo:rsid="00785906" officeooo:paragraph-rsid="00785906"/>
    </style:style>
    <style:style style:name="P53" style:family="paragraph" style:parent-style-name="Text_20_body">
      <style:text-properties officeooo:paragraph-rsid="001449da"/>
    </style:style>
    <style:style style:name="P54" style:family="paragraph" style:parent-style-name="Text_20_body">
      <style:text-properties officeooo:paragraph-rsid="001859fd"/>
    </style:style>
    <style:style style:name="P55" style:family="paragraph" style:parent-style-name="Text_20_body">
      <style:text-properties officeooo:paragraph-rsid="001bdbaa"/>
    </style:style>
    <style:style style:name="P56" style:family="paragraph" style:parent-style-name="Text_20_body">
      <style:text-properties officeooo:rsid="001e15c9" officeooo:paragraph-rsid="001e15c9"/>
    </style:style>
    <style:style style:name="P57" style:family="paragraph" style:parent-style-name="Text_20_body">
      <style:text-properties officeooo:rsid="0020600f" officeooo:paragraph-rsid="0020600f"/>
    </style:style>
    <style:style style:name="P58" style:family="paragraph" style:parent-style-name="Text_20_body">
      <style:text-properties officeooo:paragraph-rsid="0020600f"/>
    </style:style>
    <style:style style:name="P59" style:family="paragraph" style:parent-style-name="Text_20_body">
      <style:text-properties officeooo:paragraph-rsid="0023d898"/>
    </style:style>
    <style:style style:name="P60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1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2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3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4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68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69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72" style:family="paragraph" style:parent-style-name="Heading_20_3">
      <style:text-properties officeooo:rsid="001e15c9" officeooo:paragraph-rsid="001e15c9"/>
    </style:style>
    <style:style style:name="P73" style:family="paragraph" style:parent-style-name="Heading_20_3">
      <style:text-properties officeooo:rsid="0015aea7" officeooo:paragraph-rsid="00747b75"/>
    </style:style>
    <style:style style:name="P74" style:family="paragraph" style:parent-style-name="Heading_20_3">
      <style:text-properties officeooo:rsid="0015aea7" officeooo:paragraph-rsid="0015aea7"/>
    </style:style>
    <style:style style:name="P75" style:family="paragraph" style:parent-style-name="Heading_20_3">
      <style:text-properties officeooo:paragraph-rsid="00747b75"/>
    </style:style>
    <style:style style:name="P76" style:family="paragraph" style:parent-style-name="Heading_20_3">
      <style:text-properties officeooo:rsid="00164ffd" officeooo:paragraph-rsid="00164ffd"/>
    </style:style>
    <style:style style:name="P77" style:family="paragraph" style:parent-style-name="Heading_20_3">
      <style:text-properties officeooo:rsid="00165435" officeooo:paragraph-rsid="00165435"/>
    </style:style>
    <style:style style:name="P78" style:family="paragraph" style:parent-style-name="Heading_20_3">
      <style:text-properties officeooo:rsid="0017ee00" officeooo:paragraph-rsid="0017ee00"/>
    </style:style>
    <style:style style:name="P79" style:family="paragraph" style:parent-style-name="Heading_20_3">
      <style:text-properties officeooo:rsid="001859fd" officeooo:paragraph-rsid="001859fd"/>
    </style:style>
    <style:style style:name="P80" style:family="paragraph" style:parent-style-name="Heading_20_3">
      <style:text-properties officeooo:rsid="0019e84c" officeooo:paragraph-rsid="0019e84c"/>
    </style:style>
    <style:style style:name="P81" style:family="paragraph" style:parent-style-name="Heading_20_3">
      <style:text-properties officeooo:rsid="001bdbaa" officeooo:paragraph-rsid="001bdbaa"/>
    </style:style>
    <style:style style:name="P82" style:family="paragraph" style:parent-style-name="Heading_20_3">
      <style:text-properties officeooo:rsid="001fefe0" officeooo:paragraph-rsid="001fefe0"/>
    </style:style>
    <style:style style:name="P83" style:family="paragraph" style:parent-style-name="Heading_20_3">
      <style:text-properties officeooo:rsid="0023d898" officeooo:paragraph-rsid="0023d898"/>
    </style:style>
    <style:style style:name="P84" style:family="paragraph" style:parent-style-name="Heading_20_3">
      <style:text-properties officeooo:rsid="0020600f" officeooo:paragraph-rsid="0020600f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Heading_20_3">
      <style:paragraph-properties fo:break-before="page"/>
      <style:text-properties officeooo:paragraph-rsid="0071325e"/>
    </style:style>
    <style:style style:name="P87" style:family="paragraph" style:parent-style-name="Heading_20_3">
      <style:paragraph-properties fo:break-before="page"/>
      <style:text-properties officeooo:rsid="001e15c9" officeooo:paragraph-rsid="001e15c9"/>
    </style:style>
    <style:style style:name="P88" style:family="paragraph" style:parent-style-name="Heading_20_3">
      <style:paragraph-properties fo:break-before="page"/>
      <style:text-properties officeooo:rsid="001e15c9" officeooo:paragraph-rsid="0020600f"/>
    </style:style>
    <style:style style:name="P89" style:family="paragraph" style:parent-style-name="Text_20_body" style:list-style-name="">
      <style:text-properties officeooo:rsid="007627a8" officeooo:paragraph-rsid="007627a8"/>
    </style:style>
    <style:style style:name="P90" style:family="paragraph" style:parent-style-name="Text_20_body" style:list-style-name="">
      <style:text-properties officeooo:rsid="0020600f" officeooo:paragraph-rsid="0020600f"/>
    </style:style>
    <style:style style:name="P91" style:family="paragraph" style:parent-style-name="Heading_20_2">
      <style:text-properties officeooo:rsid="0015aea7" officeooo:paragraph-rsid="0015aea7"/>
    </style:style>
    <style:style style:name="P92" style:family="paragraph" style:parent-style-name="Heading_20_2" style:list-style-name="">
      <style:text-properties officeooo:paragraph-rsid="0015aea7"/>
    </style:style>
    <style:style style:name="P93" style:family="paragraph" style:parent-style-name="Heading_20_2" style:list-style-name="">
      <style:text-properties officeooo:paragraph-rsid="001e15c9"/>
    </style:style>
    <style:style style:name="P94" style:family="paragraph" style:parent-style-name="Heading_20_2" style:list-style-name="">
      <style:text-properties officeooo:rsid="00165435" officeooo:paragraph-rsid="00165435"/>
    </style:style>
    <style:style style:name="P95" style:family="paragraph" style:parent-style-name="Heading_20_2">
      <style:text-properties officeooo:rsid="001859fd" officeooo:paragraph-rsid="001859fd"/>
    </style:style>
    <style:style style:name="P96" style:family="paragraph" style:parent-style-name="Heading_20_2" style:list-style-name="">
      <style:text-properties officeooo:rsid="001859fd" officeooo:paragraph-rsid="001859fd"/>
    </style:style>
    <style:style style:name="P97" style:family="paragraph" style:parent-style-name="Heading_20_2">
      <style:text-properties officeooo:rsid="001fefe0" officeooo:paragraph-rsid="001fefe0"/>
    </style:style>
    <style:style style:name="P98" style:family="paragraph" style:parent-style-name="Heading_20_2" style:list-style-name="">
      <style:text-properties officeooo:rsid="0020600f" officeooo:paragraph-rsid="0020600f"/>
    </style:style>
    <style:style style:name="P99" style:family="paragraph" style:parent-style-name="Heading_20_2">
      <style:text-properties officeooo:rsid="0023d898" officeooo:paragraph-rsid="0023d898"/>
    </style:style>
    <style:style style:name="P100" style:family="paragraph" style:parent-style-name="Heading_20_2">
      <style:paragraph-properties fo:break-before="page"/>
      <style:text-properties officeooo:rsid="0015aea7" officeooo:paragraph-rsid="0015aea7"/>
    </style:style>
    <style:style style:name="P101" style:family="paragraph" style:parent-style-name="Heading_20_2">
      <style:paragraph-properties fo:break-before="page"/>
      <style:text-properties officeooo:rsid="00165435" officeooo:paragraph-rsid="00165435"/>
    </style:style>
    <style:style style:name="P102" style:family="paragraph" style:parent-style-name="Heading_20_2">
      <style:paragraph-properties fo:break-before="page"/>
      <style:text-properties officeooo:rsid="001859fd" officeooo:paragraph-rsid="001859fd"/>
    </style:style>
    <style:style style:name="P103" style:family="paragraph" style:parent-style-name="Heading_20_2">
      <style:paragraph-properties fo:break-before="page"/>
      <style:text-properties officeooo:rsid="001e15c9" officeooo:paragraph-rsid="001e15c9"/>
    </style:style>
    <style:style style:name="P104" style:family="paragraph" style:parent-style-name="Heading_20_2">
      <style:paragraph-properties fo:break-before="page"/>
      <style:text-properties officeooo:rsid="0023d898" officeooo:paragraph-rsid="0023d898"/>
    </style:style>
    <style:style style:name="P105" style:family="paragraph" style:parent-style-name="Heading_20_2">
      <style:paragraph-properties fo:break-before="page"/>
      <style:text-properties officeooo:rsid="0020600f" officeooo:paragraph-rsid="0020600f"/>
    </style:style>
    <style:style style:name="P106" style:family="paragraph" style:parent-style-name="Preformatted_20_Text">
      <style:text-properties officeooo:rsid="007db33f" officeooo:paragraph-rsid="007db33f"/>
    </style:style>
    <style:style style:name="P107" style:family="paragraph" style:parent-style-name="Heading_20_1">
      <style:text-properties officeooo:rsid="001449da" officeooo:paragraph-rsid="001449da"/>
    </style:style>
    <style:style style:name="P108" style:family="paragraph" style:parent-style-name="Heading_20_1" style:list-style-name="">
      <style:text-properties officeooo:rsid="001449da" officeooo:paragraph-rsid="001449da"/>
    </style:style>
    <style:style style:name="P109" style:family="paragraph" style:parent-style-name="Heading_20_1">
      <style:paragraph-properties fo:break-before="page"/>
    </style:style>
    <style:style style:name="P110" style:family="paragraph" style:parent-style-name="Heading_20_1">
      <style:paragraph-properties fo:break-before="page"/>
      <style:text-properties officeooo:rsid="00125ca9" officeooo:paragraph-rsid="00125ca9"/>
    </style:style>
    <style:style style:name="P111" style:family="paragraph" style:parent-style-name="Heading_20_1">
      <style:paragraph-properties fo:break-before="page"/>
      <style:text-properties officeooo:rsid="001449da" officeooo:paragraph-rsid="001449da"/>
    </style:style>
    <style:style style:name="P112" style:family="paragraph" style:parent-style-name="Heading_20_1">
      <style:paragraph-properties fo:break-before="page"/>
      <style:text-properties officeooo:rsid="0015aea7" officeooo:paragraph-rsid="0015aea7"/>
    </style:style>
    <style:style style:name="P113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29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1" style:family="text">
      <style:text-properties fo:font-size="8pt" fo:font-weight="bold" style:font-weight-asian="bold" style:font-weight-complex="bold"/>
    </style:style>
    <style:style style:name="T32" style:family="text">
      <style:text-properties fo:font-size="8pt" fo:font-weight="normal" style:font-weight-asian="normal" style:font-weight-complex="normal"/>
    </style:style>
    <style:style style:name="T33" style:family="text">
      <style:text-properties fo:font-size="8pt" fo:font-weight="normal" style:font-size-asian="10pt" style:font-weight-asian="normal" style:font-size-complex="10pt" style:font-weight-complex="normal"/>
    </style:style>
    <style:style style:name="T34" style:family="text">
      <style:text-properties fo:font-size="8pt" officeooo:rsid="00747b75"/>
    </style:style>
    <style:style style:name="T35" style:family="text">
      <style:text-properties officeooo:rsid="0030a2c6"/>
    </style:style>
    <style:style style:name="T36" style:family="text">
      <style:text-properties officeooo:rsid="003429e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47b75" style:font-weight-asian="normal" style:font-weight-complex="normal"/>
    </style:style>
    <style:style style:name="T39" style:family="text">
      <style:text-properties officeooo:rsid="00389ccf"/>
    </style:style>
    <style:style style:name="T40" style:family="text">
      <style:text-properties officeooo:rsid="003922c5"/>
    </style:style>
    <style:style style:name="T41" style:family="text">
      <style:text-properties officeooo:rsid="003a20bd"/>
    </style:style>
    <style:style style:name="T42" style:family="text">
      <style:text-properties officeooo:rsid="003bb652"/>
    </style:style>
    <style:style style:name="T43" style:family="text">
      <style:text-properties officeooo:rsid="003c5c53"/>
    </style:style>
    <style:style style:name="T44" style:family="text">
      <style:text-properties officeooo:rsid="003df594"/>
    </style:style>
    <style:style style:name="T45" style:family="text">
      <style:text-properties officeooo:rsid="004006bb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officeooo:rsid="00460664"/>
    </style:style>
    <style:style style:name="T48" style:family="text">
      <style:text-properties officeooo:rsid="0049441d"/>
    </style:style>
    <style:style style:name="T49" style:family="text">
      <style:text-properties officeooo:rsid="0049c184"/>
    </style:style>
    <style:style style:name="T50" style:family="text">
      <style:text-properties officeooo:rsid="004b1426"/>
    </style:style>
    <style:style style:name="T51" style:family="text">
      <style:text-properties officeooo:rsid="004ba81e"/>
    </style:style>
    <style:style style:name="T52" style:family="text">
      <style:text-properties officeooo:rsid="004c100a"/>
    </style:style>
    <style:style style:name="T53" style:family="text">
      <style:text-properties officeooo:rsid="00502287"/>
    </style:style>
    <style:style style:name="T54" style:family="text">
      <style:text-properties officeooo:rsid="00511547"/>
    </style:style>
    <style:style style:name="T55" style:family="text">
      <style:text-properties officeooo:rsid="00536b86"/>
    </style:style>
    <style:style style:name="T56" style:family="text">
      <style:text-properties officeooo:rsid="0055334a"/>
    </style:style>
    <style:style style:name="T57" style:family="text">
      <style:text-properties officeooo:rsid="0057c308"/>
    </style:style>
    <style:style style:name="T58" style:family="text">
      <style:text-properties officeooo:rsid="005906fd"/>
    </style:style>
    <style:style style:name="T59" style:family="text">
      <style:text-properties officeooo:rsid="00597e91"/>
    </style:style>
    <style:style style:name="T60" style:family="text">
      <style:text-properties officeooo:rsid="005b0944"/>
    </style:style>
    <style:style style:name="T61" style:family="text">
      <style:text-properties officeooo:rsid="005c5c38"/>
    </style:style>
    <style:style style:name="T62" style:family="text">
      <style:text-properties officeooo:rsid="005ee4f7"/>
    </style:style>
    <style:style style:name="T63" style:family="text">
      <style:text-properties officeooo:rsid="005f94a1"/>
    </style:style>
    <style:style style:name="T64" style:family="text">
      <style:text-properties officeooo:rsid="00602eab"/>
    </style:style>
    <style:style style:name="T65" style:family="text">
      <style:text-properties officeooo:rsid="006360d2"/>
    </style:style>
    <style:style style:name="T66" style:family="text">
      <style:text-properties officeooo:rsid="0064ee23"/>
    </style:style>
    <style:style style:name="T67" style:family="text">
      <style:text-properties officeooo:rsid="0065bddf"/>
    </style:style>
    <style:style style:name="T68" style:family="text">
      <style:text-properties officeooo:rsid="0068f8d3"/>
    </style:style>
    <style:style style:name="T69" style:family="text">
      <style:text-properties officeooo:rsid="006f39d0"/>
    </style:style>
    <style:style style:name="T70" style:family="text">
      <style:text-properties officeooo:rsid="00747b75"/>
    </style:style>
    <style:style style:name="T71" style:family="text">
      <style:text-properties officeooo:rsid="00785906"/>
    </style:style>
    <style:style style:name="T72" style:family="text">
      <style:text-properties fo:font-size="6pt" style:font-size-asian="10pt" style:font-size-complex="10pt"/>
    </style:style>
    <style:style style:name="T73" style:family="text">
      <style:text-properties officeooo:rsid="007affae"/>
    </style:style>
    <style:style style:name="T74" style:family="text">
      <style:text-properties officeooo:rsid="007db33f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SAMPLE APP</text:p>
      <text:p text:style-name="P60"/>
      <text:p text:style-name="P6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14422_2770894533" text:style-name="Index_20_Link" text:visited-style-name="Index_20_Link">files tree<text:tab/>2</text:a></text:p>
          <text:p text:style-name="P70"><text:a xlink:type="simple" xlink:href="#__RefHeading___Toc766_2238994884" text:style-name="Index_20_Link" text:visited-style-name="Index_20_Link">Gemfile<text:tab/>4</text:a></text:p>
          <text:p text:style-name="P70"><text:a xlink:type="simple" xlink:href="#__RefHeading___Toc768_2238994884" text:style-name="Index_20_Link" text:visited-style-name="Index_20_Link">Guardfile<text:tab/>5</text:a></text:p>
          <text:p text:style-name="P70"><text:a xlink:type="simple" xlink:href="#__RefHeading___Toc770_2238994884" text:style-name="Index_20_Link" text:visited-style-name="Index_20_Link">.gitignore<text:tab/>6</text:a></text:p>
          <text:p text:style-name="P71"><text:a xlink:type="simple" xlink:href="#__RefHeading___Toc105_2238994884" text:style-name="Index_20_Link" text:visited-style-name="Index_20_Link">config<text:tab/>6</text:a></text:p>
          <text:p text:style-name="P70"><text:a xlink:type="simple" xlink:href="#__RefHeading___Toc267_2238994884" text:style-name="Index_20_Link" text:visited-style-name="Index_20_Link">routes.rb<text:tab/>6</text:a></text:p>
          <text:p text:style-name="P71"><text:a xlink:type="simple" xlink:href="#__RefHeading___Toc107_2238994884" text:style-name="Index_20_Link" text:visited-style-name="Index_20_Link">controllers<text:tab/>7</text:a></text:p>
          <text:p text:style-name="P70"><text:a xlink:type="simple" xlink:href="#__RefHeading___Toc269_2238994884" text:style-name="Index_20_Link" text:visited-style-name="Index_20_Link">application_controller.rb<text:tab/>7</text:a></text:p>
          <text:p text:style-name="P70"><text:a xlink:type="simple" xlink:href="#__RefHeading___Toc271_2238994884" text:style-name="Index_20_Link" text:visited-style-name="Index_20_Link">static_pages_controller.rb<text:tab/>7</text:a></text:p>
          <text:p text:style-name="P70"><text:a xlink:type="simple" xlink:href="#__RefHeading___Toc273_2238994884" text:style-name="Index_20_Link" text:visited-style-name="Index_20_Link">users_controller.rb<text:tab/>7</text:a></text:p>
          <text:p text:style-name="P70"><text:a xlink:type="simple" xlink:href="#__RefHeading___Toc275_2238994884" text:style-name="Index_20_Link" text:visited-style-name="Index_20_Link">sessions_controller.rb<text:tab/>9</text:a></text:p>
          <text:p text:style-name="P70"><text:a xlink:type="simple" xlink:href="#__RefHeading___Toc892_2238994884" text:style-name="Index_20_Link" text:visited-style-name="Index_20_Link">account_activations_controller.rb<text:tab/>9</text:a></text:p>
          <text:p text:style-name="P70"><text:a xlink:type="simple" xlink:href="#__RefHeading___Toc504_2238994884" text:style-name="Index_20_Link" text:visited-style-name="Index_20_Link">password_resets_controller.rb<text:tab/>10</text:a></text:p>
          <text:p text:style-name="P71"><text:a xlink:type="simple" xlink:href="#__RefHeading___Toc506_2238994884" text:style-name="Index_20_Link" text:visited-style-name="Index_20_Link">helpers<text:tab/>11</text:a></text:p>
          <text:p text:style-name="P70"><text:a xlink:type="simple" xlink:href="#__RefHeading___Toc508_2238994884" text:style-name="Index_20_Link" text:visited-style-name="Index_20_Link">application_helper.rb<text:tab/>11</text:a></text:p>
          <text:p text:style-name="P70"><text:a xlink:type="simple" xlink:href="#__RefHeading___Toc510_2238994884" text:style-name="Index_20_Link" text:visited-style-name="Index_20_Link">users_helper.rb<text:tab/>11</text:a></text:p>
          <text:p text:style-name="P70"><text:a xlink:type="simple" xlink:href="#__RefHeading___Toc512_2238994884" text:style-name="Index_20_Link" text:visited-style-name="Index_20_Link">sessions_helper.rb<text:tab/>11</text:a></text:p>
          <text:p text:style-name="P71"><text:a xlink:type="simple" xlink:href="#__RefHeading___Toc522_2238994884" text:style-name="Index_20_Link" text:visited-style-name="Index_20_Link">mailers<text:tab/>13</text:a></text:p>
          <text:p text:style-name="P70"><text:a xlink:type="simple" xlink:href="#__RefHeading___Toc524_2238994884" text:style-name="Index_20_Link" text:visited-style-name="Index_20_Link">application_mailer.rb<text:tab/>13</text:a></text:p>
          <text:p text:style-name="P70"><text:a xlink:type="simple" xlink:href="#__RefHeading___Toc526_2238994884" text:style-name="Index_20_Link" text:visited-style-name="Index_20_Link">user_mailer.rb<text:tab/>13</text:a></text:p>
          <text:p text:style-name="P71"><text:a xlink:type="simple" xlink:href="#__RefHeading___Toc528_2238994884" text:style-name="Index_20_Link" text:visited-style-name="Index_20_Link">models<text:tab/>14</text:a></text:p>
          <text:p text:style-name="P70"><text:a xlink:type="simple" xlink:href="#__RefHeading___Toc530_2238994884" text:style-name="Index_20_Link" text:visited-style-name="Index_20_Link">user.rb<text:tab/>14</text:a></text:p>
          <text:p text:style-name="P71"><text:a xlink:type="simple" xlink:href="#__RefHeading___Toc532_2238994884" text:style-name="Index_20_Link" text:visited-style-name="Index_20_Link">views<text:tab/>16</text:a></text:p>
          <text:p text:style-name="P69"><text:a xlink:type="simple" xlink:href="#__RefHeading___Toc534_2238994884" text:style-name="Index_20_Link" text:visited-style-name="Index_20_Link">layouts<text:tab/>16</text:a></text:p>
          <text:p text:style-name="P70"><text:a xlink:type="simple" xlink:href="#__RefHeading___Toc536_2238994884" text:style-name="Index_20_Link" text:visited-style-name="Index_20_Link">application.html.erb<text:tab/>16</text:a></text:p>
          <text:p text:style-name="P70"><text:a xlink:type="simple" xlink:href="#__RefHeading___Toc538_2238994884" text:style-name="Index_20_Link" text:visited-style-name="Index_20_Link">_footer.html.erb<text:tab/>16</text:a></text:p>
          <text:p text:style-name="P70"><text:a xlink:type="simple" xlink:href="#__RefHeading___Toc1605_2238994884" text:style-name="Index_20_Link" text:visited-style-name="Index_20_Link">_rails_default.html.erb<text:tab/>16</text:a></text:p>
          <text:p text:style-name="P70"><text:a xlink:type="simple" xlink:href="#__RefHeading___Toc544_2238994884" text:style-name="Index_20_Link" text:visited-style-name="Index_20_Link">_shim.html.erb<text:tab/>16</text:a></text:p>
          <text:p text:style-name="P70"><text:a xlink:type="simple" xlink:href="#__RefHeading___Toc540_2238994884" text:style-name="Index_20_Link" text:visited-style-name="Index_20_Link">header.html.erb<text:tab/>17</text:a></text:p>
          <text:p text:style-name="P70"><text:a xlink:type="simple" xlink:href="#__RefHeading___Toc662_2238994884" text:style-name="Index_20_Link" text:visited-style-name="Index_20_Link">mailer.html.erb<text:tab/>17</text:a></text:p>
          <text:p text:style-name="P70"><text:a xlink:type="simple" xlink:href="#__RefHeading___Toc664_2238994884" text:style-name="Index_20_Link" text:visited-style-name="Index_20_Link">mailer.text.erb<text:tab/>17</text:a></text:p>
          <text:p text:style-name="P69"><text:a xlink:type="simple" xlink:href="#__RefHeading___Toc546_2238994884" text:style-name="Index_20_Link" text:visited-style-name="Index_20_Link">static_pages<text:tab/>18</text:a></text:p>
          <text:p text:style-name="P70"><text:a xlink:type="simple" xlink:href="#__RefHeading___Toc548_2238994884" text:style-name="Index_20_Link" text:visited-style-name="Index_20_Link">home.html.erb<text:tab/>18</text:a></text:p>
          <text:p text:style-name="P70"><text:a xlink:type="simple" xlink:href="#__RefHeading___Toc666_2238994884" text:style-name="Index_20_Link" text:visited-style-name="Index_20_Link">about.html.erb<text:tab/>18</text:a></text:p>
          <text:p text:style-name="P70"><text:a xlink:type="simple" xlink:href="#__RefHeading___Toc668_2238994884" text:style-name="Index_20_Link" text:visited-style-name="Index_20_Link">contact.html.erb<text:tab/>18</text:a></text:p>
          <text:p text:style-name="P70"><text:a xlink:type="simple" xlink:href="#__RefHeading___Toc670_2238994884" text:style-name="Index_20_Link" text:visited-style-name="Index_20_Link">help.html.erb<text:tab/>18</text:a></text:p>
          <text:p text:style-name="P69"><text:a xlink:type="simple" xlink:href="#__RefHeading___Toc696_2238994884" text:style-name="Index_20_Link" text:visited-style-name="Index_20_Link">users<text:tab/>19</text:a></text:p>
          <text:p text:style-name="P70"><text:a xlink:type="simple" xlink:href="#__RefHeading___Toc698_2238994884" text:style-name="Index_20_Link" text:visited-style-name="Index_20_Link">index.html.erb<text:tab/>19</text:a></text:p>
          <text:p text:style-name="P70"><text:a xlink:type="simple" xlink:href="#__RefHeading___Toc700_2238994884" text:style-name="Index_20_Link" text:visited-style-name="Index_20_Link">new.html.erb<text:tab/>19</text:a></text:p>
          <text:p text:style-name="P70"><text:a xlink:type="simple" xlink:href="#__RefHeading___Toc702_2238994884" text:style-name="Index_20_Link" text:visited-style-name="Index_20_Link">show.html.erb<text:tab/>19</text:a></text:p>
          <text:p text:style-name="P70"><text:a xlink:type="simple" xlink:href="#__RefHeading___Toc704_2238994884" text:style-name="Index_20_Link" text:visited-style-name="Index_20_Link">edit.html.erb<text:tab/>19</text:a></text:p>
          <text:p text:style-name="P70"><text:a xlink:type="simple" xlink:href="#__RefHeading___Toc706_2238994884" text:style-name="Index_20_Link" text:visited-style-name="Index_20_Link">_form.html.erb<text:tab/>20</text:a></text:p>
          <text:p text:style-name="P70"><text:a xlink:type="simple" xlink:href="#__RefHeading___Toc708_2238994884" text:style-name="Index_20_Link" text:visited-style-name="Index_20_Link">_user.html.erb<text:tab/>20</text:a></text:p>
          <text:p text:style-name="P69"><text:a xlink:type="simple" xlink:href="#__RefHeading___Toc710_2238994884" text:style-name="Index_20_Link" text:visited-style-name="Index_20_Link">sessions<text:tab/>20</text:a></text:p>
          <text:p text:style-name="P70"><text:a xlink:type="simple" xlink:href="#__RefHeading___Toc712_2238994884" text:style-name="Index_20_Link" text:visited-style-name="Index_20_Link">new.html.erb<text:tab/>20</text:a></text:p>
          <text:p text:style-name="P69"><text:a xlink:type="simple" xlink:href="#__RefHeading___Toc714_2238994884" text:style-name="Index_20_Link" text:visited-style-name="Index_20_Link">shared<text:tab/>21</text:a></text:p>
          <text:p text:style-name="P70"><text:a xlink:type="simple" xlink:href="#__RefHeading___Toc716_2238994884" text:style-name="Index_20_Link" text:visited-style-name="Index_20_Link">_error_messages.html.erb<text:tab/>21</text:a></text:p>
          <text:p text:style-name="P69"><text:a xlink:type="simple" xlink:href="#__RefHeading___Toc718_2238994884" text:style-name="Index_20_Link" text:visited-style-name="Index_20_Link">password_resets<text:tab/>21</text:a></text:p>
          <text:p text:style-name="P70"><text:a xlink:type="simple" xlink:href="#__RefHeading___Toc720_2238994884" text:style-name="Index_20_Link" text:visited-style-name="Index_20_Link">new.html.erb<text:tab/>21</text:a></text:p>
          <text:p text:style-name="P70"><text:a xlink:type="simple" xlink:href="#__RefHeading___Toc722_2238994884" text:style-name="Index_20_Link" text:visited-style-name="Index_20_Link">edit.html.erb<text:tab/>21</text:a></text:p>
          <text:p text:style-name="P69"><text:a xlink:type="simple" xlink:href="#__RefHeading___Toc732_2238994884" text:style-name="Index_20_Link" text:visited-style-name="Index_20_Link">user_mailer<text:tab/>22</text:a></text:p>
          <text:p text:style-name="P70"><text:a xlink:type="simple" xlink:href="#__RefHeading___Toc734_2238994884" text:style-name="Index_20_Link" text:visited-style-name="Index_20_Link">account_activation.html.erb<text:tab/>22</text:a></text:p>
          <text:p text:style-name="P70"><text:a xlink:type="simple" xlink:href="#__RefHeading___Toc736_2238994884" text:style-name="Index_20_Link" text:visited-style-name="Index_20_Link">account_activation.text.erb<text:tab/>22</text:a></text:p>
          <text:p text:style-name="P70"><text:a xlink:type="simple" xlink:href="#__RefHeading___Toc738_2238994884" text:style-name="Index_20_Link" text:visited-style-name="Index_20_Link">password_reset.html.erb<text:tab/>22</text:a></text:p>
          <text:p text:style-name="P70"><text:a xlink:type="simple" xlink:href="#__RefHeading___Toc740_2238994884" text:style-name="Index_20_Link" text:visited-style-name="Index_20_Link">password_reset.text.erb<text:tab/>22</text:a></text:p>
          <text:p text:style-name="P71"><text:a xlink:type="simple" xlink:href="#__RefHeading___Toc772_2238994884" text:style-name="Index_20_Link" text:visited-style-name="Index_20_Link">db<text:tab/>23</text:a></text:p>
          <text:p text:style-name="P70"><text:a xlink:type="simple" xlink:href="#__RefHeading___Toc774_2238994884" text:style-name="Index_20_Link" text:visited-style-name="Index_20_Link">schema.rb<text:tab/>23</text:a></text:p>
          <text:p text:style-name="P70"><text:a xlink:type="simple" xlink:href="#__RefHeading___Toc776_2238994884" text:style-name="Index_20_Link" text:visited-style-name="Index_20_Link">seeds.rb<text:tab/>23</text:a></text:p>
          <text:p text:style-name="P71"><text:a xlink:type="simple" xlink:href="#__RefHeading___Toc786_2238994884" text:style-name="Index_20_Link" text:visited-style-name="Index_20_Link">test<text:tab/>24</text:a></text:p>
          <text:p text:style-name="P70"><text:a xlink:type="simple" xlink:href="#__RefHeading___Toc788_2238994884" text:style-name="Index_20_Link" text:visited-style-name="Index_20_Link">test_helper.rb<text:tab/>24</text:a></text:p>
          <text:p text:style-name="P69"><text:a xlink:type="simple" xlink:href="#__RefHeading___Toc814_2238994884" text:style-name="Index_20_Link" text:visited-style-name="Index_20_Link">fixtures<text:tab/>24</text:a></text:p>
          <text:p text:style-name="P70"><text:a xlink:type="simple" xlink:href="#__RefHeading___Toc816_2238994884" text:style-name="Index_20_Link" text:visited-style-name="Index_20_Link">users.yml<text:tab/>24</text:a></text:p>
          <text:p text:style-name="P69"><text:a xlink:type="simple" xlink:href="#__RefHeading___Toc818_2238994884" text:style-name="Index_20_Link" text:visited-style-name="Index_20_Link">helpers<text:tab/>25</text:a></text:p>
          <text:p text:style-name="P70"><text:a xlink:type="simple" xlink:href="#__RefHeading___Toc820_2238994884" text:style-name="Index_20_Link" text:visited-style-name="Index_20_Link">application_helper_test.rb<text:tab/>25</text:a></text:p>
          <text:p text:style-name="P70"><text:a xlink:type="simple" xlink:href="#__RefHeading___Toc822_2238994884" text:style-name="Index_20_Link" text:visited-style-name="Index_20_Link">sessions_helper_test.rb<text:tab/>25</text:a></text:p>
          <text:p text:style-name="P69"><text:a xlink:type="simple" xlink:href="#__RefHeading___Toc790_2238994884" text:style-name="Index_20_Link" text:visited-style-name="Index_20_Link">controllers<text:tab/>26</text:a></text:p>
          <text:p text:style-name="P70"><text:a xlink:type="simple" xlink:href="#__RefHeading___Toc792_2238994884" text:style-name="Index_20_Link" text:visited-style-name="Index_20_Link">sessions_controller_test.rb<text:tab/>26</text:a></text:p>
          <text:p text:style-name="P70"><text:a xlink:type="simple" xlink:href="#__RefHeading___Toc794_2238994884" text:style-name="Index_20_Link" text:visited-style-name="Index_20_Link">static_pages_controller_test.rb<text:tab/>26</text:a></text:p>
          <text:p text:style-name="P70"><text:a xlink:type="simple" xlink:href="#__RefHeading___Toc838_2238994884" text:style-name="Index_20_Link" text:visited-style-name="Index_20_Link">users_controller_test.rb<text:tab/>27</text:a></text:p>
          <text:p text:style-name="P69"><text:a xlink:type="simple" xlink:href="#__RefHeading___Toc856_2238994884" text:style-name="Index_20_Link" text:visited-style-name="Index_20_Link">models<text:tab/>28</text:a></text:p>
          <text:p text:style-name="P70"><text:a xlink:type="simple" xlink:href="#__RefHeading___Toc858_2238994884" text:style-name="Index_20_Link" text:visited-style-name="Index_20_Link">user_test.rb<text:tab/>28</text:a></text:p>
          <text:p text:style-name="P69"><text:a xlink:type="simple" xlink:href="#__RefHeading___Toc824_2238994884" text:style-name="Index_20_Link" text:visited-style-name="Index_20_Link">integration<text:tab/>30</text:a></text:p>
          <text:p text:style-name="P70"><text:a xlink:type="simple" xlink:href="#__RefHeading___Toc826_2238994884" text:style-name="Index_20_Link" text:visited-style-name="Index_20_Link">site_layout_test.rb<text:tab/>30</text:a></text:p>
          <text:p text:style-name="P70"><text:a xlink:type="simple" xlink:href="#__RefHeading___Toc828_2238994884" text:style-name="Index_20_Link" text:visited-style-name="Index_20_Link">users_index_test.rb<text:tab/>31</text:a></text:p>
          <text:p text:style-name="P70"><text:a xlink:type="simple" xlink:href="#__RefHeading___Toc830_2238994884" text:style-name="Index_20_Link" text:visited-style-name="Index_20_Link">users_edit_test.rb<text:tab/>32</text:a></text:p>
          <text:p text:style-name="P70"><text:a xlink:type="simple" xlink:href="#__RefHeading___Toc832_2238994884" text:style-name="Index_20_Link" text:visited-style-name="Index_20_Link">users_signup_test.rb<text:tab/>33</text:a></text:p>
          <text:p text:style-name="P70"><text:a xlink:type="simple" xlink:href="#__RefHeading___Toc834_2238994884" text:style-name="Index_20_Link" text:visited-style-name="Index_20_Link">users_login_test.rb<text:tab/>34</text:a></text:p>
          <text:p text:style-name="P70"><text:a xlink:type="simple" xlink:href="#__RefHeading___Toc836_2238994884" text:style-name="Index_20_Link" text:visited-style-name="Index_20_Link">password_resets_test.rb<text:tab/>36</text:a></text:p>
          <text:p text:style-name="P69"><text:a xlink:type="simple" xlink:href="#__RefHeading___Toc860_2238994884" text:style-name="Index_20_Link" text:visited-style-name="Index_20_Link">mailers<text:tab/>37</text:a></text:p>
          <text:p text:style-name="P70"><text:a xlink:type="simple" xlink:href="#__RefHeading___Toc862_2238994884" text:style-name="Index_20_Link" text:visited-style-name="Index_20_Link">user_mailer_test.rb<text:tab/>37</text:a></text:p>
          <text:p text:style-name="P69"><text:a xlink:type="simple" xlink:href="#__RefHeading___Toc864_2238994884" text:style-name="Index_20_Link" text:visited-style-name="Index_20_Link">/previews<text:tab/>38</text:a></text:p>
          <text:p text:style-name="P70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109" text:outline-level="1"><text:bookmark-start text:name="__RefHeading___Toc14422_2770894533"/><text:span text:style-name="T71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52">.</text:p>
              <text:p text:style-name="P52">├── app</text:p>
              <text:p text:style-name="P52">│   ├── assets</text:p>
              <text:p text:style-name="P52">│   │   ├── config</text:p>
              <text:p text:style-name="P52">│   │   │   └── manifest.js</text:p>
              <text:p text:style-name="P52">│   │   ├── images</text:p>
              <text:p text:style-name="P52">│   │   │   └── rails.png</text:p>
              <text:p text:style-name="P52">│   │   ├── javascripts</text:p>
              <text:p text:style-name="P52">│   │   │   ├── <text:span text:style-name="T14">account_activations.coffee</text:span></text:p>
              <text:p text:style-name="P52">│   │   │   ├── application.js</text:p>
              <text:p text:style-name="P52">│   │   │   ├── cable.js</text:p>
              <text:p text:style-name="P52">│   │   │   ├── channels</text:p>
              <text:p text:style-name="P52">│   │   │   ├── password_resets.coffee</text:p>
              <text:p text:style-name="P52">│   │   │   ├── sessions.coffee</text:p>
              <text:p text:style-name="P52">│   │   │   ├── static_pages.coffee</text:p>
              <text:p text:style-name="P52">│   │   │   └── users.coffee</text:p>
              <text:p text:style-name="P52">│   │   └── stylesheets</text:p>
              <text:p text:style-name="P52">│   │   <text:s text:c="4"/>├── account_activations.scss</text:p>
              <text:p text:style-name="P52">│   │   <text:s text:c="4"/>├── application.css</text:p>
              <text:p text:style-name="P52">│   │   <text:s text:c="4"/>├── custom.scss</text:p>
              <text:p text:style-name="P52">│   │   <text:s text:c="4"/>├── password_resets.scss</text:p>
              <text:p text:style-name="P52">│   │   <text:s text:c="4"/>├── sessions.scss</text:p>
              <text:p text:style-name="P52">│   │   <text:s text:c="4"/>├── static_pages.scss</text:p>
              <text:p text:style-name="P52">│   │   <text:s text:c="4"/>└── users.scss</text:p>
              <text:p text:style-name="P52">│   ├── channels</text:p>
              <text:p text:style-name="P52">│   │   └── application_cable</text:p>
              <text:p text:style-name="P52">│   │   <text:s text:c="4"/>├── channel.rb</text:p>
              <text:p text:style-name="P52">│   │   <text:s text:c="4"/>└── connection.rb</text:p>
              <text:p text:style-name="P52">│   ├── <text:span text:style-name="T6">controllers</text:span></text:p>
              <text:p text:style-name="P52">│   │   ├── <text:span text:style-name="T14">account_activations_controller.rb</text:span></text:p>
              <text:p text:style-name="P52">│   │   ├── application_controller.rb</text:p>
              <text:p text:style-name="P52">│   │   ├── concerns</text:p>
              <text:p text:style-name="P52">│   │   ├── <text:span text:style-name="T14">password_resets_controller.rb</text:span></text:p>
              <text:p text:style-name="P52">│   │   ├── sessions_controller.rb</text:p>
              <text:p text:style-name="P52">│   │   ├── static_pages_controller.rb</text:p>
              <text:p text:style-name="P52">│   │   └── users_controller.rb</text:p>
              <text:p text:style-name="P52">│   ├── <text:span text:style-name="T6">helpers</text:span></text:p>
              <text:p text:style-name="P52">│   │   ├── <text:span text:style-name="T14">account_activations_helper.rb</text:span></text:p>
              <text:p text:style-name="P52">│   │   ├── application_helper.rb</text:p>
              <text:p text:style-name="P52">│   │   ├── password_resets_helper.rb</text:p>
              <text:p text:style-name="P52">│   │   ├── sessions_helper.rb</text:p>
              <text:p text:style-name="P52">│   │   ├── static_pages_helper.rb</text:p>
              <text:p text:style-name="P52">│   │   └── users_helper.rb</text:p>
              <text:p text:style-name="P52">│   ├── jobs</text:p>
              <text:p text:style-name="P52">│   │   └── application_job.rb</text:p>
              <text:p text:style-name="P52">│   ├── <text:span text:style-name="T6">mailers</text:span></text:p>
              <text:p text:style-name="P52">│   │   ├── application_mailer.rb</text:p>
              <text:p text:style-name="P52">│   │   └── user_mailer.rb</text:p>
              <text:p text:style-name="P52">│   ├── <text:span text:style-name="T6">models</text:span></text:p>
              <text:p text:style-name="P52">│   │   ├── application_record.rb</text:p>
              <text:p text:style-name="P52">│   │   ├── concerns</text:p>
              <text:p text:style-name="P52">│   │   └── user.rb</text:p>
              <text:p text:style-name="P52"/>
              <text:p text:style-name="P52">│   └── <text:span text:style-name="T6">views</text:span></text:p>
              <text:p text:style-name="P52">│   <text:s text:c="4"/>├── account_activations</text:p>
              <text:p text:style-name="P52">│   <text:s text:c="4"/>├── layouts</text:p>
              <text:p text:style-name="P52">│   <text:s text:c="4"/>│   ├── application.html.erb</text:p>
              <text:p text:style-name="P52">│   <text:s text:c="4"/>│   ├── _footer.html.erb</text:p>
              <text:p text:style-name="P52">│   <text:s text:c="4"/>│   ├── _header.html.erb</text:p>
              <text:p text:style-name="P52">│   <text:s text:c="4"/>│   ├── mailer.html.erb</text:p>
              <text:p text:style-name="P52">│   <text:s text:c="4"/>│   ├── mailer.text.erb</text:p>
              <text:p text:style-name="P52">│   <text:s text:c="4"/>│   ├── _rails_default.html.erb</text:p>
              <text:p text:style-name="P52">│   <text:s text:c="4"/>│   └── _shim.html.erb</text:p>
              <text:p text:style-name="P52">│   <text:s text:c="4"/>├── password_resets</text:p>
              <text:p text:style-name="P52">│   <text:s text:c="4"/>│   ├── edit.html.erb</text:p>
              <text:p text:style-name="P52">│   <text:s text:c="4"/>│   └── new.html.erb</text:p>
              <text:p text:style-name="P52">│   <text:s text:c="4"/>├── sessions</text:p>
              <text:p text:style-name="P52">│   <text:s text:c="4"/>│   └── new.html.erb</text:p>
              <text:p text:style-name="P52">│   <text:s text:c="4"/>├── shared</text:p>
              <text:p text:style-name="P52">│   <text:s text:c="4"/>│   └── _error_messages.html.erb</text:p>
              <text:p text:style-name="P52">│   <text:s text:c="4"/>├── static_pages</text:p>
              <text:p text:style-name="P52">│   <text:s text:c="4"/>│   ├── about.html.erb</text:p>
              <text:p text:style-name="P52">│   <text:s text:c="4"/>│   ├── contact.html.erb</text:p>
              <text:p text:style-name="P52">│   <text:s text:c="4"/>│   ├── help.html.erb</text:p>
              <text:p text:style-name="P52">│   <text:s text:c="4"/>│   └── home.html.erb</text:p>
              <text:p text:style-name="P52">│   <text:s text:c="4"/>├── user_mailer</text:p>
              <text:p text:style-name="P52">│   <text:s text:c="4"/>│   ├── <text:span text:style-name="T14">account_activation.html.erb</text:span></text:p>
              <text:p text:style-name="P52">│   <text:s text:c="4"/>│   ├── <text:span text:style-name="T14">account_activation.text.erb</text:span></text:p>
              <text:p text:style-name="P52">│   <text:s text:c="4"/>│   ├── password_reset.html.erb</text:p>
              <text:p text:style-name="P52">│   <text:s text:c="4"/>│   └── password_reset.text.erb</text:p>
              <text:p text:style-name="P52">│   <text:s text:c="4"/>└── users</text:p>
              <text:p text:style-name="P52">│   <text:s text:c="8"/>├── edit.html.erb</text:p>
              <text:p text:style-name="P52">│   <text:s text:c="8"/>├── _form.html.erb</text:p>
              <text:p text:style-name="P52">│   <text:s text:c="8"/>├── index.html.erb</text:p>
              <text:p text:style-name="P52">│   <text:s text:c="8"/>├── new.html.erb</text:p>
              <text:p text:style-name="P52">│   <text:s text:c="8"/>├── show.html.erb</text:p>
              <text:p text:style-name="P52">│   <text:s text:c="8"/>└── _user.html.erb</text:p>
              <text:p text:style-name="P52">├── <text:span text:style-name="T6">bin</text:span></text:p>
              <text:p text:style-name="P52">│   ├── bundle</text:p>
              <text:p text:style-name="P52">│   ├── rails</text:p>
              <text:p text:style-name="P52">│   ├── rake</text:p>
              <text:p text:style-name="P52">│   ├── setup</text:p>
              <text:p text:style-name="P52">│   ├── spring</text:p>
              <text:p text:style-name="P52">│   └── update</text:p>
              <text:p text:style-name="P52">├── <text:span text:style-name="T6">config</text:span></text:p>
              <text:p text:style-name="P52">│   ├── application.rb</text:p>
              <text:p text:style-name="P52">│   ├── boot.rb</text:p>
              <text:p text:style-name="P52">│   ├── cable.yml</text:p>
              <text:p text:style-name="P52">│   ├── database.yml</text:p>
              <text:p text:style-name="P52">│   ├── environment.rb</text:p>
              <text:p text:style-name="P52">│   ├── environments</text:p>
              <text:p text:style-name="P52">│   │   ├── development.rb</text:p>
              <text:p text:style-name="P52">│   │   ├── production.rb</text:p>
              <text:p text:style-name="P52">│   │   └── test.rb</text:p>
              <text:p text:style-name="P52">│   ├── initializers</text:p>
              <text:p text:style-name="P52">│   │   ├── <text:span text:style-name="T14">application_controller_renderer.rb</text:span></text:p>
              <text:p text:style-name="P52"><text:soft-page-break/>│   │   ├── assets.rb</text:p>
              <text:p text:style-name="P52">│   │   ├── backtrace_silencers.rb</text:p>
              <text:p text:style-name="P52">│   │   ├── cookies_serializer.rb</text:p>
              <text:p text:style-name="P52">│   │   ├── filter_parameter_logging.rb</text:p>
              <text:p text:style-name="P52">│   │   ├── inflections.rb</text:p>
              <text:p text:style-name="P52">│   │   ├── mime_types.rb</text:p>
              <text:p text:style-name="P52">│   │   ├── new_framework_defaults.rb</text:p>
              <text:p text:style-name="P52">│   │   ├── session_store.rb</text:p>
              <text:p text:style-name="P52">│   │   └── wrap_parameters.rb</text:p>
              <text:p text:style-name="P52">│   ├── locales</text:p>
              <text:p text:style-name="P52">│   │   └── en.yml</text:p>
              <text:p text:style-name="P52">│   ├── puma.rb</text:p>
              <text:p text:style-name="P52">│   ├── <text:span text:style-name="T6">routes.rb</text:span></text:p>
              <text:p text:style-name="P52">│   ├── secrets.yml</text:p>
              <text:p text:style-name="P52">│   └── spring.rb</text:p>
              <text:p text:style-name="P52">├── config.ru</text:p>
              <text:p text:style-name="P52">├── <text:span text:style-name="T6">db</text:span></text:p>
              <text:p text:style-name="P52">│   ├── development.sqlite3</text:p>
              <text:p text:style-name="P52">│   ├── migrate</text:p>
              <text:p text:style-name="P52">│   │   ├── <text:span text:style-name="T14">20170530172927_create_users.rb</text:span></text:p>
              <text:p text:style-name="P52">│   │   ├── <text:span text:style-name="T72">20170531101008_add_index_to_users_email.rb</text:span></text:p>
              <text:p text:style-name="P52">│   │   ├── <text:span text:style-name="T72">20170531104214_add_password_digest_to_users.rb</text:span></text:p>
              <text:p text:style-name="P52">│   │   ├── <text:span text:style-name="T72">20170608162222_add_remember_digest_to_users.rb</text:span></text:p>
              <text:p text:style-name="P52">│   │   ├── <text:span text:style-name="T72">20170615134134_add_admin_to_users.rb</text:span></text:p>
              <text:p text:style-name="P52">│   │   ├── <text:span text:style-name="T72">20170701143524_add_activation_to_users.rb</text:span></text:p>
              <text:p text:style-name="P52">│   │   └── <text:span text:style-name="T72">20170705083539_add_reset_to_users.rb</text:span></text:p>
              <text:p text:style-name="P52">│   ├── <text:span text:style-name="T6">schema.rb</text:span></text:p>
              <text:p text:style-name="P52">│   ├── seeds.rb</text:p>
              <text:p text:style-name="P52">│   └── test.sqlite3</text:p>
              <text:p text:style-name="P52">├── <text:span text:style-name="T6">Gemfile</text:span></text:p>
              <text:p text:style-name="P52">├── Gemfile.lock</text:p>
              <text:p text:style-name="P52">├── Guardfile</text:p>
              <text:p text:style-name="P52">├── lib</text:p>
              <text:p text:style-name="P52">│   ├── assets</text:p>
              <text:p text:style-name="P52">│   └── tasks</text:p>
              <text:p text:style-name="P52">├── log</text:p>
              <text:p text:style-name="P52">│   ├── development.log</text:p>
              <text:p text:style-name="P52">│   └── test.log</text:p>
              <text:p text:style-name="P52">├── Procfile</text:p>
              <text:p text:style-name="P52">├── public</text:p>
              <text:p text:style-name="P52">│   ├── 404.html</text:p>
              <text:p text:style-name="P52">│   ├── 422.html</text:p>
              <text:p text:style-name="P52">│   ├── 500.html</text:p>
              <text:p text:style-name="P52">│   ├── apple-touch-icon.png</text:p>
              <text:p text:style-name="P52">│   ├── apple-touch-icon-precomposed.png</text:p>
              <text:p text:style-name="P52">│   ├── favicon.ico</text:p>
              <text:p text:style-name="P52">│   └── robots.txt</text:p>
              <text:p text:style-name="P52">├── Rakefile</text:p>
              <text:p text:style-name="P52">├── <text:span text:style-name="T6">README.md</text:span></text:p>
              <text:p text:style-name="P52">├── <text:span text:style-name="T6">test</text:span></text:p>
              <text:p text:style-name="P52">│   ├── controllers</text:p>
              <text:p text:style-name="P52">│   │   ├── <text:span text:style-name="T72">account_activations_controller_test.rb</text:span></text:p>
              <text:p text:style-name="P52">│   │   ├── sessions_controller_test.rb</text:p>
              <text:p text:style-name="P52">│   │   ├── <text:span text:style-name="T14">static_pages_controller_test.rb</text:span></text:p>
              <text:p text:style-name="P52">│   │   └── users_controller_test.rb</text:p>
              <text:p text:style-name="P52">│   ├── fixtures</text:p>
              <text:p text:style-name="P52">│   │   ├── files</text:p>
              <text:p text:style-name="P52">│   │   └── users.yml</text:p>
              <text:p text:style-name="P52">│   ├── helpers</text:p>
              <text:p text:style-name="P52">│   │   ├── application_helper_test.rb</text:p>
              <text:p text:style-name="P52">│   │   └── sessions_helper_test.rb</text:p>
              <text:p text:style-name="P52">│   ├── integration</text:p>
              <text:p text:style-name="P52">│   │   ├── password_resets_test.rb</text:p>
              <text:p text:style-name="P52">│   │   ├── site_layout_test.rb</text:p>
              <text:p text:style-name="P52">│   │   ├── users_edit_test.rb</text:p>
              <text:p text:style-name="P52">│   │   ├── users_index_test.rb</text:p>
              <text:p text:style-name="P52">│   │   ├── users_login_test.rb</text:p>
              <text:p text:style-name="P52">│   │   └── users_signup_test.rb</text:p>
              <text:p text:style-name="P52">│   ├── mailers</text:p>
              <text:p text:style-name="P52">│   │   ├── previews</text:p>
              <text:p text:style-name="P52">│   │   │   └── user_mailer_preview.rb</text:p>
              <text:p text:style-name="P52">│   │   └── user_mailer_test.rb</text:p>
              <text:p text:style-name="P52">│   ├── models</text:p>
              <text:p text:style-name="P52">│   │   └── user_test.rb</text:p>
              <text:p text:style-name="P52">│   └── test_helper.rb</text:p>
              <text:p text:style-name="P52">└── vendor</text:p>
              <text:p text:style-name="P52"><text:s text:c="4"/>└── assets</text:p>
              <text:p text:style-name="P52"><text:s text:c="8"/>├── javascripts</text:p>
              <text:p text:style-name="P52"><text:s text:c="8"/>└── stylesheets</text:p>
            </table:table-cell>
          </table:table-row>
        </table:table>
        <text:h text:style-name="P89" text:outline-level="3"/>
      </text:section>
      <text:h text:style-name="P89" text:outline-level="3"/>
      <text:h text:style-name="P86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6"/>
      <text:h text:style-name="P87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72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2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2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2"> </text:span>:edit, :update]</text:p>
            <text:p text:style-name="Preformatted_20_Text">end</text:p>
          </table:table-cell>
        </table:table-row>
      </table:table>
      <text:p text:style-name="Preformatted_20_Text"/>
      <text:h text:style-name="P110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3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2">class UsersController &lt; ApplicationController</text:p>
            <text:p text:style-name="P62"><text:s text:c="2"/>before_action :logged_in_user, only: [:index, :edit, :update, :destroy]</text:p>
            <text:p text:style-name="P62"><text:s text:c="2"/>before_action :correct_user, <text:s text:c="2"/>only: [:edit, :update]</text:p>
            <text:p text:style-name="P62"><text:s text:c="2"/>before_action :admin_user, <text:s text:c="4"/>only: :destroy</text:p>
            <text:p text:style-name="P62"/>
            <text:p text:style-name="P62"><text:s text:c="2"/>def <text:span text:style-name="T6">index</text:span> <text:s text:c="4"/># 1</text:p>
            <text:p text:style-name="P64"><text:s text:c="4"/># @users = User.paginate(page: params[:page])<text:span text:style-name="T63"> </text:span><text:span text:style-name="T32"># only show activated users in the list</text:span></text:p>
            <text:p text:style-name="P62"><text:s text:c="4"/>@users = User.where(activated: true).paginate(page: params[:page])</text:p>
            <text:p text:style-name="P62"><text:s text:c="2"/>end</text:p>
            <text:p text:style-name="P62"/>
            <text:p text:style-name="P62"><text:s text:c="2"/>def <text:span text:style-name="T6">show</text:span> <text:s text:c="5"/># 2</text:p>
            <text:p text:style-name="P65"><text:s text:c="4"/>@user = User.find(params[:id])<text:span text:style-name="T64"> <text:s text:c="6"/></text:span><text:span text:style-name="T32"># skip page if user is not activated</text:span></text:p>
            <text:p text:style-name="P65"><text:s text:c="4"/>redirect_to root_url and return unless @user.activated<text:span text:style-name="T64"> </text:span></text:p>
            <text:p text:style-name="P62"><text:s text:c="4"/># debugger</text:p>
            <text:p text:style-name="P62"><text:s text:c="2"/>end</text:p>
            <text:p text:style-name="P62"/>
            <text:p text:style-name="P62"><text:s text:c="2"/>def <text:span text:style-name="T6">new</text:span> <text:s text:c="6"/># 3</text:p>
            <text:p text:style-name="P62"><text:s text:c="4"/>@user = User.new</text:p>
            <text:p text:style-name="P62"><text:s text:c="2"/>end</text:p>
            <text:p text:style-name="P62"/>
            <text:p text:style-name="P62"/>
            <text:p text:style-name="P62"/>
            <text:p text:style-name="P62"/>
            <text:p text:style-name="P68"><text:s/></text:p>
            <text:p text:style-name="P62"/>
            <text:p text:style-name="P62"><text:soft-page-break/><text:s text:c="2"/>def <text:span text:style-name="T6">create</text:span> <text:s text:c="3"/># 4</text:p>
            <text:p text:style-name="P62"><text:s text:c="4"/>@user = User.new(user_params)</text:p>
            <text:p text:style-name="P62"><text:s text:c="4"/>if @user.save</text:p>
            <text:p text:style-name="P62"><text:s text:c="6"/>@user.send_activation_email # in the User mode</text:p>
            <text:p text:style-name="P62"><text:s text:c="6"/># UserMailer.account_activation(@user).deliver_now </text:p>
            <text:p text:style-name="P62"><text:s text:c="6"/>flash[:info] <text:s text:c="3"/>= "Please check your email to activate your account."</text:p>
            <text:p text:style-name="P62"><text:s text:c="6"/>redirect_to root_url</text:p>
            <text:p text:style-name="P62"><text:s text:c="6"/># log_in @user</text:p>
            <text:p text:style-name="P62"><text:s text:c="6"/># flash[:success] = "Welcome to the Sample App!"</text:p>
            <text:p text:style-name="P62"><text:s text:c="6"/># redirect_to @user</text:p>
            <text:p text:style-name="P62"><text:s text:c="4"/>else</text:p>
            <text:p text:style-name="P62"><text:s text:c="6"/>render 'new'</text:p>
            <text:p text:style-name="P62"><text:s text:c="4"/>end</text:p>
            <text:p text:style-name="P62"><text:s text:c="2"/>end</text:p>
            <text:p text:style-name="P62"/>
            <text:p text:style-name="P62"><text:s text:c="2"/>def edit <text:s text:c="5"/># 5</text:p>
            <text:p text:style-name="P62"><text:s text:c="2"/>end</text:p>
            <text:p text:style-name="P62"/>
            <text:p text:style-name="P62"><text:s text:c="2"/>def <text:span text:style-name="T6">update</text:span> <text:s text:c="3"/># 6</text:p>
            <text:p text:style-name="P62"><text:s text:c="4"/>if @user.update_attributes(user_params)</text:p>
            <text:p text:style-name="P62"><text:s text:c="6"/>flash[:success] = "User successfully updated"</text:p>
            <text:p text:style-name="P62"><text:s text:c="6"/>redirect_to @user</text:p>
            <text:p text:style-name="P62"><text:s text:c="4"/>else</text:p>
            <text:p text:style-name="P62"><text:s text:c="6"/>render 'edit'</text:p>
            <text:p text:style-name="P62"><text:s text:c="4"/>end</text:p>
            <text:p text:style-name="P62"><text:s text:c="2"/>end</text:p>
            <text:p text:style-name="P62"/>
            <text:p text:style-name="P62"><text:s text:c="2"/>def <text:span text:style-name="T6">destroy</text:span> <text:s/># 7 <text:s/><text:span text:style-name="T13"># add the corresponding before_actionS as well</text:span></text:p>
            <text:p text:style-name="P62"><text:s text:c="4"/>User.find(params[:id]).destroy <text:s/><text:span text:style-name="T13"># #destroy from Active record</text:span></text:p>
            <text:p text:style-name="P62"><text:s text:c="4"/>flash[:success] = "User deleted"</text:p>
            <text:p text:style-name="P62"><text:s text:c="4"/>redirect_to users_url</text:p>
            <text:p text:style-name="P62"><text:s text:c="2"/>end</text:p>
            <text:p text:style-name="P62"/>
            <text:p text:style-name="P62"><text:s text:c="2"/>private</text:p>
            <text:p text:style-name="P62"><text:s text:c="4"/>def <text:span text:style-name="T6">user_params</text:span></text:p>
            <text:p text:style-name="P62"><text:s text:c="6"/>params.require(:user).permit( <text:s/></text:p>
            <text:p text:style-name="P62"><text:s text:c="8"/>:name, <text:s text:c="7"/>:email, </text:p>
            <text:p text:style-name="P62"><text:s text:c="8"/>:password, <text:s text:c="3"/>:password_confirmation)</text:p>
            <text:p text:style-name="P62"><text:s text:c="4"/>end</text:p>
            <text:p text:style-name="P62"><text:s text:c="4"/></text:p>
            <text:p text:style-name="P62"><text:s text:c="3"/># before filters</text:p>
            <text:p text:style-name="P62"><text:s text:c="4"/># confirms a logged-in user</text:p>
            <text:p text:style-name="P66"><text:s text:c="4"/>def <text:span text:style-name="T6">logged_in_user</text:span><text:span text:style-name="T8"> </text:span><text:span text:style-name="T31"><text:s/></text:span><text:span text:style-name="T32"># used in the filter before_action</text:span></text:p>
            <text:p text:style-name="P62"><text:s text:c="6"/>unless logged_in?</text:p>
            <text:p text:style-name="P62"><text:s text:c="8"/>store_location</text:p>
            <text:p text:style-name="P62"><text:s text:c="8"/>flash[:danger] = "Please log in"</text:p>
            <text:p text:style-name="P62"><text:s text:c="8"/>redirect_to login_url</text:p>
            <text:p text:style-name="P62"><text:s text:c="6"/>end</text:p>
            <text:p text:style-name="P62"><text:s text:c="4"/>end</text:p>
            <text:p text:style-name="P62"/>
            <text:p text:style-name="P62"><text:s text:c="4"/>#confirms the correct user</text:p>
            <text:p text:style-name="P67"><text:s text:c="4"/>def <text:span text:style-name="T6">correct_user</text:span><text:span text:style-name="T10"> </text:span><text:span text:style-name="T38"><text:s text:c="18"/></text:span><text:span text:style-name="T32"># current_user in session_helper, returns</text:span></text:p>
            <text:p text:style-name="P67"><text:s text:c="6"/>@user = User.find(params[:id])<text:span text:style-name="T70"> <text:s text:c="2"/></text:span><text:span text:style-name="T34">#</text:span><text:span text:style-name="T70"> </text:span><text:span text:style-name="T13">the user corresponding to the remember token cookie</text:span></text:p>
            <text:p text:style-name="P62"><text:s text:c="6"/>redirect_to(root_url) unless @user == current_user</text:p>
            <text:p text:style-name="P62"><text:s text:c="4"/>end</text:p>
            <text:p text:style-name="P63"><text:s text:c="5"/><text:span text:style-name="T13"><text:s/></text:span></text:p>
            <text:p text:style-name="P67"><text:s text:c="4"/></text:p>
            <text:p text:style-name="P67"><text:soft-page-break/># confirms an admin user</text:p>
            <text:p text:style-name="P62"><text:s text:c="4"/>def <text:span text:style-name="T6">admin_user</text:span></text:p>
            <text:p text:style-name="P62"><text:s text:c="6"/>redirect_to(root_url) unless current_user.admin?</text:p>
            <text:p text:style-name="P62"><text:s text:c="4"/>end</text:p>
            <text:p text:style-name="P62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57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 text:c="5"/><text:span text:style-name="T14"># method in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58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56"><text:s text:c="3"/></text:span></text:p>
            <text:p text:style-name="P41"><text:s text:c="6"/>user.activate <text:span text:style-name="T65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66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67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0"># </text:span>upon submitting</text:p>
            <text:p text:style-name="P11"><text:span text:style-name="T70"># </text:span>1) find user by email</text:p>
            <text:p text:style-name="P11"><text:span text:style-name="T70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0"># </text:span>3) redirect to root_url</text:p>
            <text:p text:style-name="P11"><text:span text:style-name="T70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107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0"># is @current_user useless????</text:span></text:p>
            <text:p text:style-name="P12"><text:s text:c="2"/># logs in the given user<text:span text:style-name="T54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54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54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54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cookies.permanent.signed[:user_id] = user.id</text:p>
            <text:p text:style-name="P12"><text:s text:c="4"/>cookies.permanent[:remember_token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55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107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108" text:outline-level="1"/>
      <text:h text:style-name="P111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59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# returns the hash digest of the given string<text:span text:style-name="T73"> <text:s text:c="3"/># used for the fixtures</text:span></text:p>
            <text:p text:style-name="P12"><text:s text:c="2"/>def <text:span text:style-name="T6">User.digest</text:span>(string)</text:p>
            <text:p text:style-name="P14"><text:s text:c="4"/>cost = ActiveModel::SecurePassword.min_cost ? BCrypt::Engine::MIN_COST :</text:p>
            <text:p text:style-name="P16"><text:span text:style-name="T35"><text:s text:c="4"/></text:span>BCrypt::Password.create(string, cost: cost)<text:span text:style-name="T35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# returns a random token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# remembers a user in the database for use in persisten sessions</text:p>
            <text:p text:style-name="P12"><text:s text:c="2"/>def <text:span text:style-name="T6">remember</text:span></text:p>
            <text:p text:style-name="P12"><text:s text:c="4"/>self.remember_token = User.new_token<text:span text:style-name="T61"> </text:span><text:span text:style-name="T25"># :remember_digest comes from the model</text:span></text:p>
            <text:p text:style-name="P12"><text:s text:c="4"/>update_attribute(:remember_digest, User.digest(remember_token))</text:p>
            <text:p text:style-name="P12"><text:s text:c="2"/>end</text:p>
            <text:p text:style-name="P12"/>
            <text:p text:style-name="P12"><text:s text:c="2"/># returns true if the given token matches the digest</text:p>
            <text:p text:style-name="P12"><text:s text:c="2"/><text:span text:style-name="T60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# forgets a user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5"><text:soft-page-break/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3"># the call for self used to be to @user</text:span></text:p>
            <text:p text:style-name="P12"><text:s text:c="4"/>UserMailer.account_activation(self).deliver_now<text:span text:style-name="T68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3"/>
      <text:h text:style-name="P112" text:outline-level="1"><text:bookmark-start text:name="__RefHeading___Toc532_2238994884"/>views<text:bookmark-end text:name="__RefHeading___Toc532_2238994884"/></text:h>
      <text:h text:style-name="P91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37">render '</text:span><text:span text:style-name="T6">layouts/rails_default</text:span><text:span text:style-name="T37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73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36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75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74" text:outline-level="3"><text:bookmark-start text:name="__RefHeading___Toc540_2238994884"/><text:soft-page-break/><text:span text:style-name="T74">_</text:span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<text:span text:style-name="T74"><text:s text:c="2"/></text:span>&lt;a href="#" class="dropdown-toggle" data-toggle="dropdown"&gt;</text:p>
            <text:p text:style-name="Preformatted_20_Text"><text:s text:c="16"/><text:span text:style-name="T74"><text:s text:c="2"/></text:span>Account &lt;b class="caret"&gt;&lt;/b&gt;</text:p>
            <text:p text:style-name="Preformatted_20_Text"><text:s text:c="14"/><text:span text:style-name="T74"><text:s text:c="2"/></text:span>&lt;/a&gt;</text:p>
            <text:p text:style-name="Preformatted_20_Text"><text:s text:c="14"/><text:span text:style-name="T74"><text:s text:c="2"/></text:span>&lt;ul class="dropdown-menu"&gt;</text:p>
            <text:p text:style-name="Preformatted_20_Text"><text:s text:c="16"/><text:span text:style-name="T74"><text:s text:c="2"/></text:span>&lt;li&gt;&lt;%= link_to "Profile", <text:s/>current_user <text:s text:c="2"/>%&gt;&lt;/li&gt;</text:p>
            <text:p text:style-name="Preformatted_20_Text"><text:s text:c="16"/><text:span text:style-name="T74"><text:s text:c="2"/></text:span>&lt;li&gt;&lt;%= link_to "Settings", edit_user_path(current_user) %&gt;&lt;/li&gt;</text:p>
            <text:p text:style-name="Preformatted_20_Text"><text:s text:c="14"/><text:span text:style-name="T74"><text:s text:c="2"/></text:span>&lt;li class="divider"&gt;&lt;/li&gt;</text:p>
            <text:p text:style-name="Preformatted_20_Text"><text:s text:c="16"/><text:span text:style-name="T74"><text:s text:c="2"/></text:span>&lt;li&gt;&lt;%= link_to "Log out", <text:s/>logout_path, method: :delete %&gt;&lt;/li&gt;</text:p>
            <text:p text:style-name="Preformatted_20_Text"><text:s text:c="14"/><text:span text:style-name="T74"><text:s text:c="2"/></text:span>&lt;/ul&gt;</text:p>
            <text:p text:style-name="P106"><text:s text:c="14"/>&lt;/li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74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92" text:outline-level="2"/>
      <text:h text:style-name="P100" text:outline-level="2"><text:bookmark-start text:name="__RefHeading___Toc546_2238994884"/>static_pages<text:bookmark-end text:name="__RefHeading___Toc546_2238994884"/></text:h>
      <text:h text:style-name="P74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39"><text:s/></text:span><text:s/><text:span text:style-name="T39"><text:s text:c="2"/></text:span>&lt;a href="http://www.<text:span text:style-name="T39">rt</text:span>.org/"&gt;Ruby on Rails Tutorial&lt;/a&gt;sample app</text:p>
            <text:p text:style-name="P23"><text:span text:style-name="T39"><text:s text:c="2"/></text:span>&lt;/h2&gt;</text:p>
            <text:p text:style-name="P22"><text:span text:style-name="T39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76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76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94" text:outline-level="2"/>
      <text:h text:style-name="P101" text:outline-level="2"><text:bookmark-start text:name="__RefHeading___Toc696_2238994884"/>users<text:bookmark-end text:name="__RefHeading___Toc696_2238994884"/></text:h>
      <text:h text:style-name="P77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78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0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0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3"><text:s text:c="2"/></text:span><text:span text:style-name="T28">&lt;!-- in user.html.erb =&gt; &lt;%# </text:span><text:span text:style-name="T29">provide</text:span><text:span text:style-name="T28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78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95" text:outline-level="2"><text:bookmark-start text:name="__RefHeading___Toc710_2238994884"/>sessions<text:bookmark-end text:name="__RefHeading___Toc710_2238994884"/></text:h>
      <text:h text:style-name="P79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1"><text:s text:c="11"/></text:span>:email %&gt;</text:p>
            <text:p text:style-name="P29"><text:s text:c="6"/>&lt;%= f.email_field <text:s text:c="4"/><text:span text:style-name="T41"><text:s/></text:span>:email, <text:s text:c="4"/><text:span text:style-name="T41"><text:s text:c="3"/></text:span>class: "form-control" %&gt;</text:p>
            <text:p text:style-name="P29"/>
            <text:p text:style-name="P29"><text:s text:c="6"/>&lt;%= f.label <text:span text:style-name="T41"><text:s text:c="11"/></text:span>:password %&gt;</text:p>
            <text:p text:style-name="P29"><text:s text:c="6"/>&lt;%= link_to <text:span text:style-name="T44"><text:s text:c="11"/></text:span>"(forgot password)"<text:span text:style-name="T44">, </text:span>new_password_reset_path %&gt;</text:p>
            <text:p text:style-name="P29"><text:s text:c="6"/>&lt;%= f.password_field <text:s text:c="2"/>:password, <text:s text:c="2"/><text:span text:style-name="T41"><text:s text:c="2"/></text:span>class: "form-control" %&gt;</text:p>
            <text:p text:style-name="P29"/>
            <text:p text:style-name="P29"><text:s text:c="6"/>&lt;%= f.label <text:span text:style-name="T41"><text:s text:c="11"/></text:span>:remember_me, <text:s/>class: "checkbox inline" do %&gt;</text:p>
            <text:p text:style-name="P29"><text:s text:c="6"/><text:span text:style-name="T41"><text:s text:c="2"/></text:span>&lt;%= f.check_box <text:s/><text:span text:style-name="T41"><text:s text:c="4"/></text:span>:remember_me %&gt;</text:p>
            <text:p text:style-name="P29"><text:s text:c="6"/><text:span text:style-name="T41"><text:s text:c="2"/></text:span>&lt;span&gt;Remember me in this computer&lt;/span&gt;</text:p>
            <text:p text:style-name="P29"><text:s text:c="4"/><text:span text:style-name="T41"><text:s text:c="2"/></text:span>&lt;% end %&gt;</text:p>
            <text:p text:style-name="P29"/>
            <text:p text:style-name="P29"><text:s text:c="6"/>&lt;%= f.submit <text:span text:style-name="T42"><text:s text:c="10"/></text:span>"Log in", <text:s text:c="2"/><text:span text:style-name="T41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95" text:outline-level="2"><text:bookmark-start text:name="__RefHeading___Toc714_2238994884"/><text:soft-page-break/>shared<text:bookmark-end text:name="__RefHeading___Toc714_2238994884"/></text:h>
      <text:h text:style-name="P79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95" text:outline-level="2"><text:bookmark-start text:name="__RefHeading___Toc718_2238994884"/>password_resets<text:bookmark-end text:name="__RefHeading___Toc718_2238994884"/></text:h>
      <text:h text:style-name="P79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2"><text:s text:c="6"/></text:span>:email %&gt;</text:p>
            <text:p text:style-name="P29"><text:s text:c="6"/>&lt;%= f.email_field :email, <text:span text:style-name="T42"><text:s text:c="2"/></text:span>class: 'form-control' %&gt;</text:p>
            <text:p text:style-name="P29"><text:s text:c="6"/>&lt;%= f.submit <text:span text:style-name="T42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45"><text:s text:c="9"/></text:span>:password %&gt;</text:p>
            <text:p text:style-name="P29"><text:s text:c="6"/>&lt;%= f.password_field :password, <text:span text:style-name="T45"><text:s text:c="13"/></text:span>class: 'form-control' %&gt;</text:p>
            <text:p text:style-name="P29"/>
            <text:p text:style-name="P29"><text:s text:c="6"/>&lt;%= f.label <text:span text:style-name="T45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45"><text:s text:c="8"/></text:span>"Update password", <text:span text:style-name="T45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96" text:outline-level="2"/>
      <text:h text:style-name="P102" text:outline-level="2"><text:bookmark-start text:name="__RefHeading___Toc732_2238994884"/>user_mailer<text:bookmark-end text:name="__RefHeading___Toc732_2238994884"/></text:h>
      <text:h text:style-name="P79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46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79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4"/>
      <text:h text:style-name="P113" text:outline-level="1"><text:bookmark-start text:name="__RefHeading___Toc772_2238994884"/>db<text:bookmark-end text:name="__RefHeading___Toc772_2238994884"/></text:h>
      <text:h text:style-name="P80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47"> </text:span></text:p>
            <text:p text:style-name="P31"><text:s text:c="4"/>t.datetime "created_at", <text:s text:c="6"/><text:span text:style-name="T47"><text:s/></text:span>null: <text:span text:style-name="T47"><text:s text:c="3"/></text:span>false</text:p>
            <text:p text:style-name="P31"><text:s text:c="4"/>t.datetime "updated_at", <text:s text:c="7"/>null: <text:span text:style-name="T47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81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5"/>
      <text:h text:style-name="P109" text:outline-level="1"><text:bookmark-start text:name="__RefHeading___Toc786_2238994884"/>test<text:bookmark-end text:name="__RefHeading___Toc786_2238994884"/></text:h>
      <text:h text:style-name="P72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48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97" text:outline-level="2"><text:bookmark-start text:name="__RefHeading___Toc814_2238994884"/>fixtures<text:bookmark-end text:name="__RefHeading___Toc814_2238994884"/></text:h>
      <text:h text:style-name="P82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97" text:outline-level="2"><text:bookmark-start text:name="__RefHeading___Toc818_2238994884"/><text:soft-page-break/>helpers<text:bookmark-end text:name="__RefHeading___Toc818_2238994884"/></text:h>
      <text:h text:style-name="P82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82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93" text:outline-level="2"/>
      <text:h text:style-name="P103" text:outline-level="2"><text:bookmark-start text:name="__RefHeading___Toc790_2238994884"/>controllers<text:bookmark-end text:name="__RefHeading___Toc790_2238994884"/></text:h>
      <text:h text:style-name="P72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72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98" text:outline-level="2"/>
      <text:h text:style-name="P88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90" text:outline-level="2"/>
      <text:h text:style-name="P104" text:outline-level="2"><text:bookmark-start text:name="__RefHeading___Toc856_2238994884"/>models<text:bookmark-end text:name="__RefHeading___Toc856_2238994884"/></text:h>
      <text:h text:style-name="P8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49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59"/>
      <text:h text:style-name="P105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84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58"/>
      <text:h text:style-name="P85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84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0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0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0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0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0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0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84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1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1"><text:s text:c="2"/></text:span><text:span text:style-name="T14"># this test users assigns, which is complicated and requires the @user var</text:span></text:p>
            <text:p text:style-name="P6"><text:s text:c="3"/><text:span text:style-name="T51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7"/>
      <text:h text:style-name="P85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2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2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2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2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2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69"> </text:span><text:span text:style-name="T14"># INPUT tag</text:span></text:p>
            <text:p text:style-name="P36"><text:s text:c="3"/><text:span text:style-name="T52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Empty password</text:span></text:p>
            <text:p text:style-name="P37"><text:span text:style-name="T52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2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99" text:outline-level="2"><text:bookmark-start text:name="__RefHeading___Toc860_2238994884"/>mailers<text:bookmark-end text:name="__RefHeading___Toc860_2238994884"/></text:h>
      <text:h text:style-name="P8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99" text:outline-level="2"><text:bookmark-start text:name="__RefHeading___Toc864_2238994884"/><text:soft-page-break/>/previews<text:bookmark-end text:name="__RefHeading___Toc864_2238994884"/></text:h>
      <text:h text:style-name="P8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9.1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3T12:51:05.545502410</dc:date>
    <meta:editing-duration>PT19H50M59S</meta:editing-duration>
    <meta:editing-cycles>110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4" meta:word-count="5695" meta:character-count="54813" meta:non-whitespace-character-count="42875"/>
  </office:meta>
</office:document-meta>
</file>